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right="28.35pt" fo:margin-top="2.85pt" fo:margin-bottom="14.15pt"/>
    </style:style>
    <style:style style:name="P2" style:family="paragraph">
      <style:paragraph-properties fo:line-height="100.00%" fo:text-align="left" fo:margin-right="28.35pt" fo:margin-top="2.85pt" fo:margin-bottom="14.15pt"/>
    </style:style>
    <style:style style:name="P3" style:family="paragraph">
      <style:paragraph-properties fo:line-height="100.00%" fo:text-align="left" fo:margin-top="7.00pt" fo:margin-bottom="6.00pt"/>
    </style:style>
    <style:style style:name="P4" style:family="paragraph">
      <style:paragraph-properties fo:line-height="100.00%" fo:text-align="left" fo:margin-left="0.00pt" fo:text-indent="14.15pt" fo:margin-top="2.85pt" fo:margin-bottom="2.85pt"/>
    </style:style>
    <style:style style:name="P5" style:family="paragraph">
      <style:paragraph-properties fo:line-height="100.00%" fo:text-align="left" fo:margin-top="7.00pt" fo:margin-bottom="6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00pt" fo:text-indent="14.15pt" fo:margin-top="2.85pt" fo:margin-bottom="2.85pt"/>
    </style:style>
  </office:automatic-styles>
  <office:body>
    <office:text>
      <text:p text:style-name="P1"><text:span text:style-name="T1">Marcin Adamczyk 230850 <text:tab/><text:tab/><text:tab/><text:tab/></text:span><text:span text:style-name="T2"><text:tab/><text:s text:c="8"/></text:span><text:span text:style-name="T3">Data:<text:s/></text:span><text:span text:style-name="T4">10</text:span><text:span text:style-name="T5">.</text:span><text:span text:style-name="T6">06</text:span><text:span text:style-name="T7">.</text:span><text:span text:style-name="T8">2018</text:span><text:span text:style-name="T9"><text:line-break/>Krzysztof Cichy 219227</text:span></text:p>
      <text:p text:style-name="P3"><text:span text:style-name="T10">Serwer-klient aleph 2.0</text:span></text:p>
      <text:p text:style-name="P4"><text:span text:style-name="T11">W wyniku kontynuacji projektu aleph 2.0 Zosta</text:span><text:span text:style-name="T12">ły dodane :</text:span></text:p>
      <text:p text:style-name="P4"><text:span text:style-name="T13">-obs</text:span><text:span text:style-name="T14">ługa biblioteki</text:span></text:p>
      <text:p text:style-name="P4"><text:span text:style-name="T15">-edycja listy ksi</text:span><text:span text:style-name="T16">ążek</text:span></text:p>
      <text:p text:style-name="P4"><text:span text:style-name="T17">-przechowywanie ksi</text:span><text:span text:style-name="T18">ążek w pliku XML</text:span></text:p>
      <text:p text:style-name="P4"><text:span text:style-name="T19">-mo</text:span><text:span text:style-name="T20">żliwość wyboru księgozbioru</text:span></text:p>
      <text:p text:style-name="P4"><text:span text:style-name="T21">-poprawiony zosta</text:span><text:span text:style-name="T22">ł wygląd interfejsu graficznego aplikacji klienta oraz serwera</text:span></text:p>
      <text:p text:style-name="P4"><text:span text:style-name="T23"/></text:p>
      <text:p text:style-name="P4"><text:span text:style-name="T23"/></text:p>
      <text:p text:style-name="P5"><text:span text:style-name="T24">Prezentacja</text:span><text:span text:style-name="T25"><text:s/>aplikacji serwer:</text:span></text:p>
      <text:p text:style-name="P6"><draw:frame text:anchor-type="as-char" svg:width="90.49mm" svg:height="121.18mm" style:rel-width="scale" style:rel-height="scale"><draw:object-ole xlink:href="OleObj1"/><draw:image xlink:href="ObjectReplacements/OleObj1"/></draw:frame><text:span text:style-name="T26"/></text:p>
      <text:p text:style-name="P6"><text:span text:style-name="T26"/></text:p>
      <text:p text:style-name="P7"><text:span text:style-name="T27">Uruchomiony interfejs serwer.</text:span></text:p>
      <text:p text:style-name="P7"><draw:frame text:anchor-type="as-char" svg:width="90.49mm" svg:height="121.18mm" style:rel-width="scale" style:rel-height="scale"><draw:object-ole xlink:href="OleObj2"/><draw:image xlink:href="ObjectReplacements/OleObj2"/></draw:frame><text:span text:style-name="T28"/></text:p>
      <text:p text:style-name="P7"><text:span text:style-name="T29">Dostępna lista książek</text:span></text:p>
      <text:p text:style-name="P7"><draw:frame text:anchor-type="as-char" svg:width="75.14mm" svg:height="108.74mm" style:rel-width="scale" style:rel-height="scale"><draw:object-ole xlink:href="OleObj3"/><draw:image xlink:href="ObjectReplacements/OleObj3"/></draw:frame><text:span text:style-name="T29"/></text:p>
      <text:p text:style-name="P7"><text:span text:style-name="T29">Dodawanie nowych pozycji </text:span></text:p>
      <text:p text:style-name="P7"><text:span text:style-name="T29"/></text:p>
      <text:p text:style-name="P8"><text:span text:style-name="T30">Prezentacja</text:span><text:span text:style-name="T31"><text:s/>aplikacji klient:</text:span></text:p>
      <text:p text:style-name="P8"><text:span text:style-name="T32"/></text:p>
      <text:p text:style-name="P9"><draw:frame text:anchor-type="as-char" svg:width="152.40mm" svg:height="80.17mm" style:rel-width="scale" style:rel-height="scale"><draw:object-ole xlink:href="OleObj4"/><draw:image xlink:href="ObjectReplacements/OleObj4"/></draw:frame><text:span text:style-name="T32"/></text:p>
      <text:p text:style-name="P10"><text:span text:style-name="T33">Uruchomiony interfejs klienta.</text:span></text:p>
      <text:p text:style-name="P11"><text:span text:style-name="T34"/></text:p>
      <text:p text:style-name="P11"><text:span text:style-name="T34"/></text:p>
      <text:p text:style-name="P12"><text:span text:style-name="T35">Prezentacja aplikacji zostanie przedsawiona na zaj</text:span><text:span text:style-name="T36">ęciach.</text:span></text:p>
      <text:p text:style-name="P13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